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9452" officeooo:paragraph-rsid="001e945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e9452" officeooo:paragraph-rsid="001e9452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e9452" officeooo:paragraph-rsid="001e9452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208d39" officeooo:paragraph-rsid="00208d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8d39" officeooo:paragraph-rsid="00208d39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208d39" officeooo:paragraph-rsid="00208d39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208d39" officeooo:paragraph-rsid="00208d39" style:font-size-asian="12pt" style:font-weight-asian="normal" style:font-size-complex="12pt" style:font-weight-complex="normal"/>
    </style:style>
    <style:style style:name="P8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25434a" officeooo:paragraph-rsid="0025434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08d39" officeooo:paragraph-rsid="00208d3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192cf" officeooo:paragraph-rsid="002192c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192cf" officeooo:paragraph-rsid="002192c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250d2" officeooo:paragraph-rsid="002250d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2250d2" officeooo:paragraph-rsid="002250d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35f6e" officeooo:paragraph-rsid="00235f6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35f6e" officeooo:paragraph-rsid="00235f6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35f6e" officeooo:paragraph-rsid="00235f6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5434a" officeooo:paragraph-rsid="0025434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5434a" officeooo:paragraph-rsid="0025434a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2250d2" officeooo:paragraph-rsid="002250d2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08d39" officeooo:paragraph-rsid="00208d3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officeooo:paragraph-rsid="00208d3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2250d2" officeooo:paragraph-rsid="002250d2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25434a" officeooo:paragraph-rsid="0025434a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2192cf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2250d2"/>
    </style:style>
    <style:style style:name="P26" style:family="paragraph" style:parent-style-name="Standard" style:list-style-name="L9">
      <style:paragraph-properties fo:text-align="start" style:justify-single-word="false"/>
      <style:text-properties officeooo:paragraph-rsid="0025434a"/>
    </style:style>
    <style:style style:name="P27" style:family="paragraph" style:parent-style-name="Standard">
      <style:paragraph-properties fo:text-align="start" style:justify-single-word="false"/>
      <style:text-properties officeooo:paragraph-rsid="0025434a"/>
    </style:style>
    <style:style style:name="P28" style:family="paragraph" style:parent-style-name="Standard">
      <style:paragraph-properties fo:text-align="start" style:justify-single-word="false"/>
      <style:text-properties officeooo:rsid="0026875e" officeooo:paragraph-rsid="0026875e"/>
    </style:style>
    <style:style style:name="P29" style:family="paragraph" style:parent-style-name="Standard" style:list-style-name="L10">
      <style:paragraph-properties fo:text-align="start" style:justify-single-word="false"/>
      <style:text-properties fo:font-weight="normal" officeooo:rsid="0026875e" officeooo:paragraph-rsid="0026875e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tyle="normal" fo:font-weight="normal" officeooo:rsid="0026875e" officeooo:paragraph-rsid="0026875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6875e" officeooo:paragraph-rsid="0026875e" style:font-style-asian="normal" style:font-weight-asian="normal" style:font-style-complex="normal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tyle="normal" fo:font-weight="normal" officeooo:rsid="0026875e" officeooo:paragraph-rsid="0026875e" style:font-style-asian="normal" style:font-weight-asian="normal" style:font-style-complex="normal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fo:font-style="normal" fo:font-weight="normal" officeooo:rsid="00283c42" officeooo:paragraph-rsid="00283c4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26875e" officeooo:paragraph-rsid="0026875e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08d39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208d39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ize="12pt" fo:font-style="normal" style:text-underline-style="none" fo:font-weight="normal" officeooo:rsid="002192c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2250d2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25434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26875e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5" style:family="text">
      <style:text-properties fo:font-size="12pt" fo:font-style="italic" style:text-underline-style="none" fo:font-weight="normal" officeooo:rsid="0025434a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17" style:family="text">
      <style:text-properties fo:font-size="12pt" style:text-underline-style="none" style:font-size-asian="10.5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Javascript</text:p>
      <text:p text:style-name="P1"/>
      <text:p text:style-name="P2">Running Javascript code in the browser</text:p>
      <text:list xml:id="list742875392" text:style-name="L1">
        <text:list-item>
          <text:p text:style-name="P3">To run javascript within the browser, the user can create a script within the HTML document and use <text:span text:style-name="T4">the &lt;</text:span><text:span text:style-name="T1">script</text:span><text:span text:style-name="T4">&gt; tag.</text:span></text:p>
          <text:list>
            <text:list-item>
              <text:p text:style-name="P4"><text:span text:style-name="T4">&lt;script&gt; console.log (“Hello world”); &lt;/script&gt; will run the command in the browser’s console.</text:span></text:p>
            </text:list-item>
          </text:list>
        </text:list-item>
      </text:list>
      <text:p text:style-name="P5"><text:span text:style-name="T4"/></text:p>
      <text:p text:style-name="P21"><text:span text:style-name="T7">console.log()</text:span></text:p>
      <text:list xml:id="list994236418" text:style-name="L2">
        <text:list-item>
          <text:p text:style-name="P7"><text:span text:style-name="T5">c</text:span><text:span text:style-name="T4">onsole.log() is the command to print something to the developer console in the browser. This can be used to print results.</text:span></text:p>
        </text:list-item>
      </text:list>
      <text:p text:style-name="P5"><text:span text:style-name="T4"/></text:p>
      <text:p text:style-name="P20"><text:span text:style-name="T4">Variables</text:span></text:p>
      <text:list xml:id="list293324623" text:style-name="L3">
        <text:list-item>
          <text:p text:style-name="P6"><text:span text:style-name="T4">Variables can be considered as “storage containers” for data or “named storage”.</text:span></text:p>
        </text:list-item>
        <text:list-item>
          <text:p text:style-name="P6"><text:span text:style-name="T4">The </text:span><text:span text:style-name="T2">var</text:span><text:span text:style-name="T4"> statement used to be the only method to create variables, however, in recent versions of Javascript, there is also </text:span><text:span text:style-name="T2">let</text:span><text:span text:style-name="T4"> and </text:span><text:span text:style-name="T2">const:</text:span><text:span text:style-name="T6"> </text:span><text:span text:style-name="T4">.</text:span></text:p>
          <text:p text:style-name="P6"><text:span text:style-name="T4"/></text:p>
        </text:list-item>
        <text:list-item>
          <text:p text:style-name="P6"><text:span text:style-name="T4">To create a variable, use the </text:span><text:span text:style-name="T2">let</text:span><text:span text:style-name="T6"> </text:span><text:span text:style-name="T4">keyword.</text:span></text:p>
          <text:list>
            <text:list-item>
              <text:p text:style-name="P9">ex. <text:span text:style-name="T1">let </text:span>message; | this statement declares a variable with the name "message"</text:p>
            </text:list-item>
          </text:list>
        </text:list-item>
        <text:list-item>
          <text:p text:style-name="P9">The assignment operator <text:span text:style-name="T18">=</text:span> puts data into the variable.</text:p>
          <text:list>
            <text:list-item>
              <text:p text:style-name="P9">ex. <text:span text:style-name="T1">message = 'Hello' | </text:span>This stores the string 'Hello' into the variable named <text:span text:style-name="T1">message</text:span></text:p>
            </text:list-item>
          </text:list>
        </text:list-item>
        <text:list-item>
          <text:p text:style-name="P10">It is possible to combine the variable declaration and assignment into one line.</text:p>
          <text:list>
            <text:list-item>
              <text:p text:style-name="P10">ex. <text:span text:style-name="T3">let message = 'Hello'</text:span></text:p>
            </text:list-item>
          </text:list>
        </text:list-item>
        <text:list-item>
          <text:p text:style-name="P24"><text:span text:style-name="T9">It is possible to declare multiple variations in one line. (Best practice: single-line per variable for readability)</text:span></text:p>
          <text:list>
            <text:list-item>
              <text:p text:style-name="P10"><text:span text:style-name="T19">ex. </text:span><text:span text:style-name="T3">let message = 'Hello', age = 25, user = 'Koala'</text:span></text:p>
            </text:list-item>
            <text:list-item>
              <text:p text:style-name="P10"><text:span text:style-name="T3">ex. let message = 'Hello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"><text:span text:style-name="T3">age = 25,</text:span></text:p>
                                  <text:p text:style-name="P10"><text:span text:style-name="T3">user = 'Koala'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19">Variables can be copied from one another</text:span></text:p>
          <text:list>
            <text:list-item>
              <text:p text:style-name="P10"><text:span text:style-name="T19">ex. </text:span><text:span text:style-name="T3">let hello = 'hello world'</text:span></text:p>
            </text:list-item>
          </text:list>
        </text:list-item>
      </text:list>
      <text:p text:style-name="P11"><text:span text:style-name="T3"><text:tab/><text:tab/>message = hello | </text:span><text:span text:style-name="T19">message now contains the string 'hello world'</text:span></text:p>
      <text:list xml:id="list1733624159" text:style-name="L4">
        <text:list-item>
          <text:p text:style-name="P12"><text:span text:style-name="T19">A variable should only be declared once. (will result in SyntaxError: 'message' has already been declared)</text:span></text:p>
        </text:list-item>
      </text:list>
      <text:p text:style-name="P13"><text:span text:style-name="T19"/></text:p>
      <text:p text:style-name="P22"><text:span text:style-name="T19">Variable Naming</text:span></text:p>
      <text:list xml:id="list1279354975" text:style-name="L6">
        <text:list-item>
          <text:p text:style-name="P14"><text:span text:style-name="T19">There are two limitations on variable naming.</text:span></text:p>
        </text:list-item>
      </text:list>
      <text:list xml:id="list4028356150" text:style-name="L7">
        <text:list-item>
          <text:list>
            <text:list-item>
              <text:p text:style-name="P15"><text:span text:style-name="T19">The name must contain only letters, digits, or the symbols $ and _ .</text:span></text:p>
            </text:list-item>
            <text:list-item>
              <text:p text:style-name="P15"><text:span text:style-name="T19">The first character must not be a digit.</text:span></text:p>
            </text:list-item>
          </text:list>
        </text:list-item>
      </text:list>
      <text:list xml:id="list3444391024" text:style-name="L8">
        <text:list-item>
          <text:p text:style-name="P16"><text:span text:style-name="T19">When variable names contain multiple words, </text:span><text:span text:style-name="T3">camelCase</text:span><text:span text:style-name="T19"> is commonly used.</text:span></text:p>
          <text:list>
            <text:list-item>
              <text:p text:style-name="P16"><text:span text:style-name="T19">camelCase is when words go one after another, each word except the first starts with a capital letter. (ex. thisVariable)</text:span></text:p>
            </text:list-item>
          </text:list>
        </text:list-item>
        <text:list-item>
          <text:p text:style-name="P17"><text:span text:style-name="T19">Variable names are case-sensitive.</text:span></text:p>
        </text:list-item>
        <text:list-item>
          <text:p text:style-name="P17"><text:span text:style-name="T19">There is a list of reserved names that cannot be used due to usage within the language. (ex. let, class, return, function, etc.)</text:span></text:p>
        </text:list-item>
        <text:list-item>
          <text:p text:style-name="P17"><text:span text:style-name="T19">It is possible to assign a value to a variable without defining it beforehand. If using "use strict" this will cause an error.</text:span></text:p>
        </text:list-item>
      </text:list>
      <text:p text:style-name="P23"><text:soft-page-break/><text:span text:style-name="T19">Constants</text:span></text:p>
      <text:list xml:id="list1178136455" text:style-name="L9">
        <text:list-item>
          <text:p text:style-name="P8"><text:span text:style-name="T19">const</text:span><text:span text:style-name="T8"> can be used to declare a constant (unchanging) variable.</text:span></text:p>
          <text:list>
            <text:list-item>
              <text:p text:style-name="P8"><text:span text:style-name="T19">const myBirthday = '18.04.1982';</text:span></text:p>
            </text:list-item>
          </text:list>
        </text:list-item>
        <text:list-item>
          <text:p text:style-name="P18"><text:span text:style-name="T19">Variables declared using </text:span><text:span text:style-name="T3">const</text:span><text:span text:style-name="T19"> are called "constants". They cannot be reassigned and will produce an error if attempted.</text:span></text:p>
        </text:list-item>
        <text:list-item>
          <text:p text:style-name="P26"><text:span text:style-name="T11">Declaring </text:span><text:span text:style-name="T15">const</text:span><text:span text:style-name="T11"> clearly communicates to other developers that th</text:span><text:span text:style-name="T12">e</text:span><text:span text:style-name="T11"> variable remains the same throughout the program.</text:span></text:p>
        </text:list-item>
      </text:list>
      <text:p text:style-name="P27"><text:span text:style-name="T11"/></text:p>
      <text:p text:style-name="P28"><text:span text:style-name="T11"><text:tab/></text:span><text:span text:style-name="T13">Uppercase constants</text:span></text:p>
      <text:list xml:id="list1517759855" text:style-name="L10">
        <text:list-item>
          <text:p text:style-name="P29"><text:span text:style-name="T14">There is a widespread practice to use constants as aliases for difficult-to-remember values that are known prior to execution.</text:span></text:p>
        </text:list-item>
        <text:list-item>
          <text:p text:style-name="P29"><text:span text:style-name="T14">Such constants are named using </text:span><text:span text:style-name="T16">capital letters</text:span><text:span text:style-name="T14"> and </text:span><text:span text:style-name="T16">underscores</text:span><text:span text:style-name="T14">.</text:span></text:p>
          <text:list>
            <text:list-item>
              <text:p text:style-name="P29"><text:span text:style-name="T14">ex. </text:span><text:span text:style-name="T16">const COLOR_ORANGE = '#F00';</text:span></text:p>
            </text:list-item>
          </text:list>
        </text:list-item>
        <text:list-item>
          <text:p text:style-name="P30"><text:span text:style-name="T17">Being a </text:span><text:span text:style-name="T16">const</text:span><text:span text:style-name="T17"> variable means that the variables value will never change, however, some constants can be calculated during run-time and assigned a value, for later further use.</text:span></text:p>
          <text:list>
            <text:list-item>
              <text:p text:style-name="P30"><text:span text:style-name="T17">ex. </text:span><text:span text:style-name="T16">const pageLoadTime = *code here*;</text:span></text:p>
            </text:list-item>
          </text:list>
        </text:list-item>
      </text:list>
      <text:p text:style-name="P31"><text:span text:style-name="T16"/></text:p>
      <text:p text:style-name="P34"><text:span text:style-name="T17">Variable Naming Conventions</text:span></text:p>
      <text:list xml:id="list3790968087" text:style-name="L11">
        <text:list-item>
          <text:p text:style-name="P32"><text:span text:style-name="T17">A variable name should have a clean, obvious meaning, and describing the data it stores.</text:span></text:p>
        </text:list-item>
        <text:list-item>
          <text:p text:style-name="P32"><text:span text:style-name="T17">good-to-follow rules are:</text:span></text:p>
          <text:list>
            <text:list-item>
              <text:p text:style-name="P32"><text:span text:style-name="T17">Use human-readable names like </text:span><text:span text:style-name="T16">userName</text:span><text:span text:style-name="T17"> or </text:span><text:span text:style-name="T16">shoppingCart</text:span><text:span text:style-name="T17">.</text:span></text:p>
            </text:list-item>
            <text:list-item>
              <text:p text:style-name="P32"><text:span text:style-name="T17">Stay away from abbreviations or short names like </text:span><text:span text:style-name="T16">a, b, c.</text:span></text:p>
            </text:list-item>
            <text:list-item>
              <text:p text:style-name="P32"><text:span text:style-name="T17">Make names maximally descriptive and concise. (ex. bad names are </text:span><text:span text:style-name="T16">data</text:span><text:span text:style-name="T17"> and </text:span><text:span text:style-name="T16">value, </text:span><text:span text:style-name="T17">unless the context of the code makes it obvious)</text:span></text:p>
            </text:list-item>
            <text:list-item>
              <text:p text:style-name="P32"><text:span text:style-name="T17">Agree on terms within your team such as naming variables <text:s/></text:span><text:span text:style-name="T16">currentUser vs. currentVisitor</text:span></text:p>
            </text:list-item>
          </text:list>
        </text:list-item>
        <text:list-item>
          <text:p text:style-name="P33"><text:span text:style-name="T17">It is better to declare new variables rather than reuse old variables which may cause unexpected errors and result in more debugging time.</text:span></text:p>
        </text:list-item>
      </text:list>
      <text:p text:style-name="P13"><text:span text:style-name="T19"/></text:p>
      <text:p text:style-name="P19"><text:span text:style-name="T19">Misc. Notes</text:span></text:p>
      <text:list xml:id="list3455707159" text:style-name="L5">
        <text:list-item>
          <text:p text:style-name="P25"><text:span text:style-name="T10">Functional languages (Scala or Erlang) forbids changing the value of variables. This can be useful in some areas</text:span></text:p>
        </text:list-item>
      </text:list>
      <text:p text:style-name="P13"><text:span text:style-name="T19"/></text:p>
      <text:p text:style-name="P13"><text:span text:style-name="T19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6:08:15.781527157</meta:creation-date>
    <dc:date>2021-09-19T16:58:10.925159166</dc:date>
    <meta:editing-duration>PT25M4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636" meta:character-count="3676" meta:non-whitespace-character-count="3133"/>
  </office:meta>
</office:document-meta>
</file>